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hape my Web TODO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Allgemein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per default auch im Inkognitomodus aktiv</text:p>
          </table:table-cell>
          <table:table-cell table:style-name="ce2" table:number-columns-repeated="1021"/>
        </table:table-row>
        <table:table-row table:style-name="ro2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Popup: Sende Vorschläge an … (ganz unten)</text:p>
          </table:table-cell>
          <table:table-cell table:style-name="ce2"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query ausbauen</text:p>
          </table:table-cell>
          <table:table-cell table:number-columns-repeated="2"/>
          <table:table-cell table:number-columns-repeated="2" table:style-name="ce3" office:value-type="string" calcext:value-type="string">
            <text:p>DONE</text:p>
          </table:table-cell>
          <table:table-cell table:style-name="ce10"/>
          <table:table-cell table:number-columns-repeated="2" table:style-name="ce3" office:value-type="string" calcext:value-type="string">
            <text:p>DONE</text:p>
          </table:table-cell>
          <table:table-cell table:style-name="ce10"/>
          <table:table-cell table:number-columns-repeated="1013"/>
        </table:table-row>
        <table:table-row table:style-name="ro2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bootstrap ausbauen</text:p>
          </table:table-cell>
          <table:table-cell table:style-name="ce3" table:number-columns-repeated="2"/>
          <table:table-cell table:number-columns-repeated="6" table:style-name="ce3" office:value-type="string" calcext:value-type="string">
            <text:p>DONE</text:p>
          </table:table-cell>
          <table:table-cell table:style-name="ce3" table:number-columns-repeated="1013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Kein Rollenwechsel auf der Showstopperseite.</text:p>
          </table:table-cell>
          <table:table-cell table:style-name="ce4"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i Avoidlevels im Editmode: All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decleaning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usetaste rechts unten weg, in Menüleiste dazu, Mimik für rechts unten ändern.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icherlimits von chrome.storage. Überwinden. Ca. Maximal 20 Objekte in chrome.storage.sync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Neues Avoid Objekt anlegen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Alternativen anlegen funktioniert nicht. (alternatives.push is not a function)</text:p>
          </table:table-cell>
          <table:table-cell table:style-name="ce4" table:number-columns-repeated="1021"/>
        </table:table-row>
        <table:table-row table:style-name="ro2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Seite schließen funktioniert nicht. (Darf nur von dem Script, das die Seite geöffnet hat geschlossen werden)</text:p>
          </table:table-cell>
          <table:table-cell table:style-name="ce4" table:number-columns-repeated="1021"/>
        </table:table-row>
        <table:table-row table:style-name="ro2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OK / Cancel evtl. Verschieben bzw. Komplett ausbauen.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ttings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Anzeige von erster Zeile auch ohne Setupmodus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Hintergrund Reminder im Setupmode anders. (Rahmen?)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stenansicht der blockierten Seiten mit Leveleditor usw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lobal Settings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maximale Anzahl von Rollen</text:p>
          </table:table-cell>
          <table:table-cell table:style-name="ce4" table:number-columns-repeated="1021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Pausezeit einstellbar</text:p>
          </table:table-cell>
          <table:table-cell table:style-name="ce3" table:number-columns-repeated="1021"/>
        </table:table-row>
        <table:table-row table:style-name="ro2"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Globale Settings aufklappbar – nicht sofort sichtbar.</text:p>
          </table:table-cell>
          <table:table-cell table:style-name="ce4"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vel Detaileinstellungen was wird bei einem Level gesperrt usw.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conset für AvoidLevels austauschbar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Userguide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1, 2, 3, … beim Editing</text:p>
          </table:table-cell>
          <table:table-cell table:style-name="ce2"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Ab 3 Webseite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llen</text:p>
          </table:table-cell>
          <table:table-cell office:value-type="string" calcext:value-type="string">
            <text:p>Ab 5 Webseiten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Sharing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den von eigenen Blockierten Seite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den von Server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Wirtschaftsethik, Selbstdisziplin, Religion, …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ghscore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ighscore einbaue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ghscore ausbalancier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ternatives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Ein zusätzlicher Satz wie: „Shopping in Österreich“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Icon 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Farbe</text:p>
          </table:table-cell>
          <table:table-cell table:style-name="ce3" office:value-type="string" calcext:value-type="string">
            <text:p>Zufallsfarbe + manuelle Auswahl</text:p>
          </table:table-cell>
          <table:table-cell table:style-name="ce3" table:number-columns-repeated="1020"/>
        </table:table-row>
        <table:table-row table:style-name="ro2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Doppelte Einträge vermeiden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ffiliateLink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ternativen umsortiere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hönere Farbselektion (nur Hue)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Warnmeldung (Not an URL) übersetzen!</text:p>
          </table:table-cell>
          <table:table-cell table:style-name="ce3"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ugs</text:p>
          </table:table-cell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06:34:55.5346162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4T14:46:27.544000000</meta:creation-date>
    <dc:date>2020-11-19T00:22:48.873290393</dc:date>
    <meta:editing-duration>P3DT13H42M4S</meta:editing-duration>
    <meta:editing-cycles>34</meta:editing-cycles>
    <meta:generator>LibreOffice/7.0.1.2$MacOSX_X86_64 LibreOffice_project/7cbcfc562f6eb6708b5ff7d7397325de9e764452</meta:generator>
    <dc:creator>Oliver Rafelsberger</dc:creator>
    <meta:document-statistic meta:table-count="1" meta:cell-count="96" meta:object-count="0"/>
  </office:meta>
</office:document-meta>
</file>